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D3E000030608E9B5B6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alibri" fo:font-size="12pt" fo:language="ru" fo:country="RU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Calibri" fo:font-size="12pt" fo:language="ru" fo:country="RU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Calibri" fo:font-size="12pt" fo:language="ru" fo:country="RU" style:font-size-asian="12pt" style:font-size-complex="12pt"/>
    </style:style>
    <style:style style:name="P4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/>
      <style:text-properties style:font-name="Calibri" fo:font-size="12pt" fo:language="ru" fo:country="RU" style:font-size-asian="12pt" style:font-size-complex="12pt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size="12pt" fo:language="ru" fo:country="RU" style:font-size-asian="12pt" style:font-size-complex="12pt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Calibri"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Calibri"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Calibri" fo:font-size="16pt" fo:language="ru" fo:country="RU" style:font-size-asian="16pt" style:font-size-complex="16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ческое задание по курсу «Современные СУБД».</text:p>
      <text:p text:style-name="P2">Преподаватель: Севрюков С. Ю.</text:p>
      <text:p text:style-name="P6"/>
      <text:p text:style-name="P9">Анализ временных рядов.</text:p>
      <text:p text:style-name="P6"/>
      <text:p text:style-name="P2">Аминев Руслан<text:tab/>Мишечкина Виолетта<text:tab/>Смирнов Владимир</text:p>
      <text:p text:style-name="P5"/>
      <text:p text:style-name="P3"><text:tab/>Для рассмотрения будет взят биржевой курс акций компании <text:span text:style-name="T1">Apple </text:span>за последние девять лет. Причина выбора именно этого показателя отсутствует. Работа, которую мы проводим, имеет ценность исключительно за счет приобретаемого опыта.</text:p>
      <text:p text:style-name="P3"><draw:frame draw:style-name="fr1" draw:name="Графический объект1" text:anchor-type="paragraph" svg:width="16.999cm" svg:height="5.558cm" draw:z-index="0"><draw:image xlink:href="Pictures/2000000700006D3E000030608E9B5B6C.svm" xlink:type="simple" xlink:show="embed" xlink:actuate="onLoad"/></draw:frame><text:tab/>Изначально можно заметить, что этот курс характеризуется стабильным ростом на долгосрочных периодах. Однако, динамика на краткосрочных периодах достаточно сложна и непоследовательна.</text:p>
      <text:p text:style-name="P3"><text:tab/>В качестве инструмента выбран <text:span text:style-name="T1">Matlab. </text:span>Этот продукт обладает богатым набором методов для анализа временных рядов различной природы. Кроме того, он невероятно гибок и позволяет пользователю добавлять свои методы.</text:p>
      <text:p text:style-name="P2"/>
      <text:p text:style-name="P7"><text:s text:c="4"/>План работы:</text:p>
      <text:list xml:id="list7091398600286165178" text:style-name="L1">
        <text:list-item>
          <text:p text:style-name="P4">Получить данные с ресурса: <text:span text:style-name="T1">google.com/finance.</text:span></text:p>
        </text:list-item>
        <text:list-item>
          <text:p text:style-name="P4">Экспортировать данные в <text:span text:style-name="T1">Matlab.</text:span></text:p>
        </text:list-item>
        <text:list-item>
          <text:p text:style-name="P4">Обработать данные, сгладив резкие всплески.</text:p>
        </text:list-item>
        <text:list-item>
          <text:p text:style-name="P4">Выбрать математический инструмент/ы для построения модели процесса.</text:p>
        </text:list-item>
        <text:list-item>
          <text:p text:style-name="P4">Применить выбранные методы к рассматриваемым данным.</text:p>
        </text:list-item>
        <text:list-item>
          <text:p text:style-name="P4">Провести тестирование на периодах различной длины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40S</meta:editing-duration>
    <meta:editing-cycles>3</meta:editing-cycles>
    <meta:generator>OpenOffice/4.1.2$Win32 OpenOffice.org_project/412m3$Build-9782</meta:generator>
    <dc:date>2015-11-11T21:15:04.46</dc:date>
    <meta:document-statistic meta:table-count="0" meta:image-count="1" meta:object-count="0" meta:page-count="1" meta:paragraph-count="14" meta:word-count="139" meta:character-count="1089"/>
    <dc:creator>Руслан Аминев</dc:creator>
    <meta:user-defined meta:name="Info 1"/>
    <meta:user-defined meta:name="Info 2"/>
    <meta:user-defined meta:name="Info 3"/>
    <meta:user-defined meta:name="Info 4"/>
  </office:meta>
</office:document-meta>
</file>